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988cm"/>
    </style:style>
    <style:style style:name="co4" style:family="table-column">
      <style:table-column-properties fo:break-before="auto" style:column-width="3.895cm"/>
    </style:style>
    <style:style style:name="co7" style:family="table-column">
      <style:table-column-properties fo:break-before="auto" style:column-width="3.817cm"/>
    </style:style>
    <style:style style:name="co8" style:family="table-column">
      <style:table-column-properties fo:break-before="auto" style:column-width="10.463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053cm" fo:break-before="auto" style:use-optimal-row-height="fals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1.552cm" fo:break-before="auto" style:use-optimal-row-height="false"/>
    </style:style>
    <style:style style:name="ro11" style:family="table-row">
      <style:table-row-properties style:row-height="1.263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2">
          <table:table-cell table:style-name="ce2" office:value-type="string" calcext:value-type="string" table:number-columns-spanned="4" table:number-rows-spanned="1">
            <text:p>Аналоги MS LINQ</text:p>
          </table:table-cell>
          <table:covered-table-cell table:number-columns-repeated="3"/>
          <table:table-cell table:number-columns-repeated="60"/>
        </table:table-row>
        <table:table-row table:style-name="ro4">
          <table:table-cell table:style-name="ce1" office:value-type="string" calcext:value-type="string">
            <text:p>Группа перегруженных </text:p>
            <text:p>методов ObservableComputations</text:p>
          </table:table-cell>
          <table:table-cell table:style-name="ce16" office:value-type="string" calcext:value-type="string">
            <text:p>Группа перегруженных</text:p>
            <text:p>методов MS LINQ</text:p>
          </table:table-cell>
          <table:table-cell table:style-name="ce16" office:value-type="string" calcext:value-type="string">
            <text:p>Возвращаемые объект</text:p>
            <text:p>является</text:p>
          </table:table-cell>
          <table:table-cell table:style-name="ce20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6" office:value-type="string" calcext:value-type="string">
            <text:p>Appending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ggregating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llComputing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nyCompu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veraging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asting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Concatenating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</text:p>
          </table:table-cell>
          <table:table-cell table:style-name="ce11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ntainsCompu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6" office:value-type="string" calcext:value-type="string">
            <text:p>ObservableCollection</text:p>
            <text:p>    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stincting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запрошенный индекс </text:p>
            <text:p>выходит за границы коллекции-источника</text:p>
            <text:p>свойство ScalarComputing&lt;TSourceItem&gt;.Value </text:p>
            <text:p>возвращает значение по умолчанию </text:p>
            <text:p>для типа TSourceItem или значение 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Excepting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7" office:value-type="string" calcext:value-type="string">
            <text:p>FirstComputing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ing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</text:p>
          </table:table-cell>
          <table:table-cell table:style-name="ce11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Joining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dicateGroupJoining</text:p>
          </table:table-cell>
          <table:covered-table-cell table:style-name="ce19"/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IndicesComputing</text:p>
          </table:table-cell>
          <table:table-cell table:style-name="ce19" office:value-type="string" calcext:value-type="string">
            <text:p>IndexOf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Intersecting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Joining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9">
          <table:table-cell table:style-name="ce7" office:value-type="string" calcext:value-type="string">
            <text:p>LastComputing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9">
          <table:table-cell table:style-name="ce7" office:value-type="string" calcext:value-type="string">
            <text:p>Maximazing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9">
          <table:table-cell table:style-name="ce7" office:value-type="string" calcext:value-type="string">
            <text:p>Minimazing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OfTypeComputing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Ordering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Ordering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pending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Reversing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lecting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lectingMany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While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ummarizing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While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henOrdering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henOrdering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ctionaring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Hashing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Uniting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Filtering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Zipping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10">
          <table:table-cell table:style-name="ce2" office:value-type="string" calcext:value-type="string" table:number-columns-spanned="4" table:number-rows-spanned="1">
            <text:p>Другие функции</text:p>
          </table:table-cell>
          <table:covered-table-cell table:number-columns-repeated="3"/>
          <table:table-cell table:number-columns-repeated="60"/>
        </table:table-row>
        <table:table-row table:style-name="ro4">
          <table:table-cell table:style-name="ce1" office:value-type="string" calcext:value-type="string">
            <text:p>Группа перегруженных </text:p>
            <text:p>методов ObservableComputations</text:p>
          </table:table-cell>
          <table:table-cell table:style-name="ce20" office:value-type="string" calcext:value-type="string" table:number-columns-spanned="2" table:number-rows-spanned="1">
            <text:p>Возвращаемые объект является</text:p>
          </table:table-cell>
          <table:covered-table-cell table:style-name="ce16"/>
          <table:table-cell table:style-name="ce20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Binding class</text:p>
          </table:table-cell>
          <table:table-cell table:style-name="ce22" table:number-columns-spanned="2" table:number-rows-spanned="1"/>
          <table:covered-table-cell table:style-name="ce31"/>
          <table:table-cell table:style-name="ce11" office:value-type="string" calcext:value-type="string">
            <text:p>см. больше <text:a xlink:href="#binding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Dispatch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см. больше<text:a xlink:href="#многопоточность" xlink:type="simple"> 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Dispo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см. больше<text:a xlink:href="#disposing" xlink:type="simple"> 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Pausing</text:p>
          </table:table-cell>
          <table:table-cell table:style-name="ce25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временная-остановка-и-возобновление-вычислений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Proces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25"/>
          <table:table-cell table:style-name="ce11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mput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Differ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метод-расширения-differingtresult" xlink:type="simple">здесь</text:a></text:p>
          </table:table-cell>
          <table:table-cell table:number-columns-repeated="60"/>
        </table:table-row>
        <table:table-row table:style-name="ro11">
          <table:table-cell table:style-name="ce7" office:value-type="string" calcext:value-type="string">
            <text:p>Paging</text:p>
          </table:table-cell>
          <table:table-cell table:style-name="ce25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содержит подмножество элементов коллекции</text:p>
            <text:p>соответствующее странице</text:p>
            <text:p>с определённым номером и размером</text:p>
          </table:table-cell>
          <table:table-cell table:number-columns-repeated="60"/>
        </table:table-row>
        <table:table-row table:style-name="ro3">
          <table:table-cell table:style-name="ce17" office:value-type="string" calcext:value-type="string">
            <text:p>PreviousTracking</text:p>
          </table:table-cell>
          <table:table-cell table:style-name="ce27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ropertyAccessing</text:p>
          </table:table-cell>
          <table:table-cell table:style-name="ce25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доступ-к-свойствам-через-рефлексию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ropertyDispatch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Dispatch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Dispo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<text:a xlink:href="#disposing" xlink:type="simple"> 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Pausing</text:p>
          </table:table-cell>
          <table:table-cell table:style-name="ce25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временная-остановка-и-возобновление-вычислений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Proces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бработка-изменений-в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Us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 и <text:a xlink:href="#области-применения-метода-расширения-usingtresult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WeakPreviousTrack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9:Лист1.D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.00.0000</text:date>, <text:time style:data-style-name="N2" text:time-value="21:44:48.70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1-01-03T21:45:21.219000000</dc:date>
    <meta:generator>LibreOffice/6.4.0.3$Windows_x86 LibreOffice_project/b0a288ab3d2d4774cb44b62f04d5d28733ac6df8</meta:generator>
    <meta:editing-duration>PT2H26M26S</meta:editing-duration>
    <meta:editing-cycles>29</meta:editing-cycles>
    <meta:document-statistic meta:table-count="2" meta:cell-count="1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